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6_08-53-3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6 E-139-34-49.27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6_10-23-3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7 E-139-34-49.27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6_11-06-52_000.jpg</text:p>
          </table:table-cell>
          <table:table-cell table:style-name="ce22" office:value-type="string">
            <text:p>:m 1-2*2 res / JVEMV6 41#8.1.1_3 / 41. economics / 8. currency / 1. various / 1. レポ取引 / N1YO</text:p>
          </table:table-cell>
          <table:table-cell table:style-name="ce31"/>
          <table:table-cell table:style-name="ce3"/>
          <table:table-cell table:style-name="ce3" office:value-type="string">
            <text:p>N-35-35-28.49 E-139-34-49.76</text:p>
          </table:table-cell>
          <table:table-cell table:style-name="ce32" table:formula="of:=IF([.E4]=&quot;&quot;;[.C4];CONCATENATE([.C4];&quot; / &quot;;[.E4]))" office:value-type="string" office:string-value=":m 1-2*2 res / JVEMV6 41#8.1.1_3 / 41. economics / 8. currency / 1. various / 1. レポ取引 / N1YO">
            <text:p>:m 1-2*2 res / JVEMV6 41#8.1.1_3 / 41. economics / 8. currency / 1. various / 1. レポ取引 / N1YO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6_11-30-45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 E-139-34-49.22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6_14-28-48_000.jpg</text:p>
          </table:table-cell>
          <table:table-cell table:style-name="ce22" office:value-type="string">
            <text:p>:m 1-2*2 RES / 245 / 『ポスト・トラウマティック・カウンセリング』　久留一郎 / p.28</text:p>
          </table:table-cell>
          <table:table-cell table:style-name="ce23"/>
          <table:table-cell table:style-name="ce3"/>
          <table:table-cell table:style-name="ce3" office:value-type="string">
            <text:p>N-35-35-28.42 E-139-34-49.71</text:p>
          </table:table-cell>
          <table:table-cell table:style-name="ce32" table:formula="of:=IF([.E6]=&quot;&quot;;[.C6];CONCATENATE([.C6];&quot; / &quot;;[.E6]))" office:value-type="string" office:string-value=":m 1-2*2 RES / 245 / 『ポスト・トラウマティック・カウンセリング』　久留一郎 / p.28">
            <text:p>:m 1-2*2 RES / 245 / 『ポスト・トラウマティック・カウンセリング』　久留一郎 / p.2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6_15-54-51_000.jpg</text:p>
          </table:table-cell>
          <table:table-cell table:style-name="ce22" office:value-type="string">
            <text:p>:m 1*1 RES / 245 / 『光合成の世界』　岩波洋造 / p.97</text:p>
          </table:table-cell>
          <table:table-cell table:style-name="ce14"/>
          <table:table-cell table:style-name="ce3"/>
          <table:table-cell table:style-name="ce3" office:value-type="string">
            <text:p>N-35-35-28.53 E-139-34-49.38</text:p>
          </table:table-cell>
          <table:table-cell table:style-name="ce32" table:formula="of:=IF([.E7]=&quot;&quot;;[.C7];CONCATENATE([.C7];&quot; / &quot;;[.E7]))" office:value-type="string" office:string-value=":m 1*1 RES / 245 / 『光合成の世界』　岩波洋造 / p.97">
            <text:p>:m 1*1 RES / 245 / 『光合成の世界』　岩波洋造 / p.9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6_17-35-54_000.jpg</text:p>
          </table:table-cell>
          <table:table-cell table:style-name="ce16" office:value-type="string">
            <text:p>:m 1*1 RES / 245 / 『古典場から量子場への道』　高橋康 / p.144</text:p>
          </table:table-cell>
          <table:table-cell table:style-name="ce15"/>
          <table:table-cell table:style-name="ce3"/>
          <table:table-cell table:style-name="ce3" office:value-type="string">
            <text:p>N-35-35-28.42 E-139-34-49.54</text:p>
          </table:table-cell>
          <table:table-cell table:style-name="ce32" table:formula="of:=IF([.E8]=&quot;&quot;;[.C8];CONCATENATE([.C8];&quot; / &quot;;[.E8]))" office:value-type="string" office:string-value=":m 1*1 RES / 245 / 『古典場から量子場への道』　高橋康 / p.144">
            <text:p>:m 1*1 RES / 245 / 『古典場から量子場への道』　高橋康 / p.14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6_18-42-40_000.jpg</text:p>
          </table:table-cell>
          <table:table-cell table:style-name="ce17" office:value-type="string">
            <text:p>:m RES 1*1 / free# JVEMV6 44#10.2_36 / 44. currency / 10. prog-php / 2. tester / memo,A*J,M15,per-week,gen-data</text:p>
          </table:table-cell>
          <table:table-cell table:style-name="ce15"/>
          <table:table-cell table:style-name="ce3"/>
          <table:table-cell table:style-name="ce3" office:value-type="string">
            <text:p>N-35-35-28.46 E-139-34-49.76</text:p>
          </table:table-cell>
          <table:table-cell table:style-name="ce32" table:formula="of:=IF([.E9]=&quot;&quot;;[.C9];CONCATENATE([.C9];&quot; / &quot;;[.E9]))" office:value-type="string" office:string-value=":m RES 1*1 / free# JVEMV6 44#10.2_36 / 44. currency / 10. prog-php / 2. tester / memo,A*J,M15,per-week,gen-data">
            <text:p>:m RES 1*1 / free# JVEMV6 44#10.2_36 / 44. currency / 10. prog-php / 2. tester / memo,A*J,M15,per-week,gen-data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6_19-24-48_000.jpg</text:p>
          </table:table-cell>
          <table:table-cell table:style-name="ce17" office:value-type="string">
            <text:p>:m music / log / gt / || s.1:fs-1,-,prev-s.1,patt-1(2)a,(2)b,score+,-,k.B,fs,R=1 || s.2:fs-2,fs,chord+,score+,-,k.A,fs,R=2</text:p>
          </table:table-cell>
          <table:table-cell table:style-name="ce15"/>
          <table:table-cell table:style-name="ce3"/>
          <table:table-cell table:style-name="ce3" office:value-type="string">
            <text:p>N-35-35-28.78 E-139-34-49.43</text:p>
          </table:table-cell>
          <table:table-cell table:style-name="ce32" table:formula="of:=IF([.E10]=&quot;&quot;;[.C10];CONCATENATE([.C10];&quot; / &quot;;[.E10]))" office:value-type="string" office:string-value=":m music / log / gt / || s.1:fs-1,-,prev-s.1,patt-1(2)a,(2)b,score+,-,k.B,fs,R=1 || s.2:fs-2,fs,chord+,score+,-,k.A,fs,R=2">
            <text:p>:m music / log / gt / || s.1:fs-1,-,prev-s.1,patt-1(2)a,(2)b,score+,-,k.B,fs,R=1 || s.2:fs-2,fs,chord+,score+,-,k.A,fs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6_20-43-56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33 E-139-34-49.54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6_23-02-33_000.jpg</text:p>
          </table:table-cell>
          <table:table-cell table:style-name="ce16" office:value-type="string">
            <text:p>:m / daylog メモ / 2020-0216</text:p>
          </table:table-cell>
          <table:table-cell table:style-name="ce17"/>
          <table:table-cell table:style-name="ce3"/>
          <table:table-cell table:style-name="ce3" office:value-type="string">
            <text:p>N-35-35-28.64 E-139-34-49.54</text:p>
          </table:table-cell>
          <table:table-cell table:style-name="ce32" table:formula="of:=IF([.E12]=&quot;&quot;;[.C12];CONCATENATE([.C12];&quot; / &quot;;[.E12]))" office:value-type="string" office:string-value=":m / daylog メモ / 2020-0216">
            <text:p>:m / daylog メモ / 2020-021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7_00-15-55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7.89 E-139-34-49.05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17_07-48-31_000.jpg</text:p>
          </table:table-cell>
          <table:table-cell table:style-name="ce17" office:value-type="string">
            <text:p>:m :PHOTO 起きた時刻 / 2020</text:p>
          </table:table-cell>
          <table:table-cell table:style-name="ce23"/>
          <table:table-cell table:style-name="ce3"/>
          <table:table-cell table:style-name="ce3" office:value-type="string">
            <text:p>N-35-35-28.27 E-139-34-49.71</text:p>
          </table:table-cell>
          <table:table-cell table:style-name="ce32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3-27_16-25-39.m4a</text:p>
          </table:table-cell>
          <table:table-cell table:style-name="ce6" office:value-type="string">
            <text:p>:VOICE-MEMO / @自室 / 記録 / clarinet / 演奏、play / c-2018-0327-?? / ??,mulabに合わせる演奏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室 / 記録 / clarinet / 演奏、play / c-2018-0327-?? / ??,mulabに合わせる演奏">
            <text:p>:VOICE-MEMO / @自室 / 記録 / clarinet / 演奏、play / c-2018-0327-?? / ??,mulabに合わせる演奏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3-27_16-56-02.m4a</text:p>
          </table:table-cell>
          <table:table-cell table:style-name="ce6" office:value-type="string">
            <text:p>:VOICE-MEMO / @自室 / 記録 / clarinet / 演奏、play / c-2018-0327-1 / ??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室 / 記録 / clarinet / 演奏、play / c-2018-0327-1 / ??">
            <text:p>:VOICE-MEMO / @自室 / 記録 / clarinet / 演奏、play / c-2018-0327-1 / ??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3-28_17-07-22.m4a</text:p>
          </table:table-cell>
          <table:table-cell table:style-name="ce6" office:value-type="string">
            <text:p>:VOICE-MEMO / @自室 / 記録 / clarinet / 演奏、play / c-2018-0328-1 / exc.overtone,R=1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室 / 記録 / clarinet / 演奏、play / c-2018-0328-1 / exc.overtone,R=1">
            <text:p>:VOICE-MEMO / @自室 / 記録 / clarinet / 演奏、play / c-2018-0328-1 / exc.overtone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3-28_17-13-18.m4a</text:p>
          </table:table-cell>
          <table:table-cell table:style-name="ce6" office:value-type="string">
            <text:p>:VOICE-MEMO / @自室 / 記録 / clarinet / 演奏、play / c-2018-0328-2 / 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室 / 記録 / clarinet / 演奏、play / c-2018-0328-2 / ">
            <text:p>:VOICE-MEMO / @自室 / 記録 / clarinet / 演奏、play / c-2018-0328-2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3-28_17-21-17.m4a</text:p>
          </table:table-cell>
          <table:table-cell table:style-name="ce6" office:value-type="string">
            <text:p>:VOICE-MEMO / @自室 / 記録 / clarinet / 演奏、play / c-2018-0328-3 / 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室 / 記録 / clarinet / 演奏、play / c-2018-0328-3 / ">
            <text:p>:VOICE-MEMO / @自室 / 記録 / clarinet / 演奏、play / c-2018-0328-3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3-28_17-39-22.m4a</text:p>
          </table:table-cell>
          <table:table-cell table:style-name="ce6" office:value-type="string">
            <text:p>:VOICE-MEMO / @自室 / 記録 / clarinet / 演奏、play / c-2018-0328-4 / 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OICE-MEMO / @自室 / 記録 / clarinet / 演奏、play / c-2018-0328-4 / ">
            <text:p>:VOICE-MEMO / @自室 / 記録 / clarinet / 演奏、play / c-2018-0328-4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6_19-05-35_000.mov</text:p>
          </table:table-cell>
          <table:table-cell table:style-name="ce6" office:value-type="string">
            <text:p>:VIDEO / @自宅 / メモ / guitar,gt / 演奏、play / g-2020-0216-1 / fs-1,-,prev-s.1,patt-1(2)a,(2)b,score+,-,k.B,fs,R=1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guitar,gt / 演奏、play / g-2020-0216-1 / fs-1,-,prev-s.1,patt-1(2)a,(2)b,score+,-,k.B,fs,R=1">
            <text:p>:VIDEO / @自宅 / メモ / guitar,gt / 演奏、play / g-2020-0216-1 / fs-1,-,prev-s.1,patt-1(2)a,(2)b,score+,-,k.B,fs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6_19-17-23_000.mov</text:p>
          </table:table-cell>
          <table:table-cell table:style-name="ce6" office:value-type="string">
            <text:p>:VIDEO / @自宅 / メモ / guitar,gt / 演奏、play / g-2020-0216-2 / fs-2,fs,chord+,score+,-,k.A,fs,R=2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guitar,gt / 演奏、play / g-2020-0216-2 / fs-2,fs,chord+,score+,-,k.A,fs,R=2">
            <text:p>:VIDEO / @自宅 / メモ / guitar,gt / 演奏、play / g-2020-0216-2 / fs-2,fs,chord+,score+,-,k.A,fs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6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2020/02/17</text:date>, <text:time>09:27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7T09:27:19.34</dc:date>
    <dc:creator>iwabuchi ken</dc:creator>
    <meta:editing-duration>P17DT14H13M30S</meta:editing-duration>
    <meta:editing-cycles>6984</meta:editing-cycles>
    <meta:document-statistic meta:table-count="1" meta:cell-count="769" meta:object-count="0"/>
  </office:meta>
</office:document-meta>
</file>